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cc99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cc99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d9ead3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9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7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7" table:default-cell-style-name="ce16"/>
        <table:table-column table:style-name="co8" table:default-cell-style-name="ce16"/>
        <table:table-column table:style-name="co7" table:default-cell-style-name="ce16"/>
        <table:table-column table:style-name="co8" table:default-cell-style-name="ce16"/>
        <table:table-column table:style-name="co10" table:default-cell-style-name="ce16"/>
        <table:table-column table:style-name="co11" table:number-columns-repeated="2" table:default-cell-style-name="ce16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5" office:value-type="string">
            <text:p>April 6th 2013</text:p>
          </table:table-cell>
          <table:table-cell table:style-name="ce5" office:value-type="float" office:value="110">
            <text:p>110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5" table:number-columns-repeated="12"/>
          <table:table-cell table:number-columns-repeated="227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ROKEN MY HEART</text:p>
          </table:table-cell>
          <table:table-cell office:value-type="string">
            <text:p>NAOKI feat.PAULA TERRY</text:p>
          </table:table-cell>
          <table:table-cell table:number-columns-repeated="2" office:value-type="float" office:value="160">
            <text:p>160</text:p>
          </table:table-cell>
          <table:table-cell office:value-type="string">
            <text:p><text:span text:style-name="T1">DATA/mov/</text:span><text:span text:style-name="T2">brok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UT YOUR FAITH IN ME</text:p>
          </table:table-cell>
          <table:table-cell office:value-type="string">
            <text:p>UZI-LAY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<text:span text:style-name="T1">DATA/mov/</text:span><text:span text:style-name="T2">puty.seq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ORGEOUS 2012</text:p>
          </table:table-cell>
          <table:table-cell office:value-type="string">
            <text:p>THE SURRENDERS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gorg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Ain't It Good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in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All Night |(Origin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lln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Body |(I.C.B. Club Voc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bod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r.Love</text:p>
          </table:table-cell>
          <table:table-cell office:value-type="string">
            <text:p>Asuka M.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<text:span text:style-name="T1">DATA/mov/</text:span><text:span text:style-name="T2">drl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KEEP ON MOVIN' |(DMX MIX)</text:p>
          </table:table-cell>
          <table:table-cell office:value-type="string">
            <text:p>N.M.R-typeG</text:p>
          </table:table-cell>
          <table:table-cell table:number-columns-repeated="2" office:value-type="float" office:value="131">
            <text:p>131</text:p>
          </table:table-cell>
          <table:table-cell office:value-type="string">
            <text:p><text:span text:style-name="T1">DATA/mov/</text:span><text:span text:style-name="T2">keep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ALL MY LOVE</text:p>
          </table:table-cell>
          <table:table-cell office:value-type="string">
            <text:p>Tomosuke * SABRINA</text:p>
          </table:table-cell>
          <table:table-cell table:number-columns-repeated="2" office:value-type="float" office:value="132">
            <text:p>132</text:p>
          </table:table-cell>
          <table:table-cell office:value-type="string">
            <text:p><text:span text:style-name="T1">DATA/mov/</text:span><text:span text:style-name="T2">disc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Heaven is a '57 metallic gray</text:p>
          </table:table-cell>
          <table:table-cell office:value-type="string">
            <text:p>Hiro feat.Sweet little 30's</text:p>
          </table:table-cell>
          <table:table-cell office:value-type="float" office:value="95">
            <text:p>95</text:p>
          </table:table-cell>
          <table:table-cell office:value-type="float" office:value="190">
            <text:p>190</text:p>
          </table:table-cell>
          <table:table-cell office:value-type="string">
            <text:p><text:span text:style-name="T1">DATA/mov/</text:span><text:span text:style-name="T2">heav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AFRONOVA PRIMEVAL</text:p>
          </table:table-cell>
          <table:table-cell office:value-type="string">
            <text:p>8 bit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<text:span text:style-name="T1">DATA/mov/</text:span><text:span text:style-name="T2">afro.seq</text:span>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9">
            <text:p>9</text:p>
          </table:table-cell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float" office:value="8">
            <text:p>8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MEANING OF LIFE</text:p>
          </table:table-cell>
          <table:table-cell office:value-type="string">
            <text:p>K.Wit feat.GARY</text:p>
          </table:table-cell>
          <table:table-cell table:number-columns-repeated="2" office:value-type="float" office:value="112">
            <text:p>112</text:p>
          </table:table-cell>
          <table:table-cell office:value-type="string">
            <text:p><text:span text:style-name="T1">DATA/mov/</text:span><text:span text:style-name="T2">mean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IN MY DREAMS</text:p>
          </table:table-cell>
          <table:table-cell office:value-type="string">
            <text:p>REBECCA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inm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YNAMITE RAVE |(B4 ZA BEAT MIX)</text:p>
          </table:table-cell>
          <table:table-cell office:value-type="string">
            <text:p>NAOKI</text:p>
          </table:table-cell>
          <table:table-cell table:number-columns-repeated="2" office:value-type="float" office:value="170">
            <text:p>170</text:p>
          </table:table-cell>
          <table:table-cell office:value-type="string">
            <text:p><text:span text:style-name="T1">DATA/mov/</text:span><text:span text:style-name="T2">dyna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LOCOMOTION</text:p>
          </table:table-cell>
          <table:table-cell office:value-type="string">
            <text:p>ALEXI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loc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My Sharona</text:p>
          </table:table-cell>
          <table:table-cell office:value-type="string">
            <text:p>DJ MIKO</text:p>
          </table:table-cell>
          <table:table-cell table:number-columns-repeated="2" office:value-type="float" office:value="144">
            <text:p>144</text:p>
          </table:table-cell>
          <table:table-cell table:style-name="ce18" office:value-type="string">
            <text:p><text:span text:style-name="T1">DATA/mov/</text:span><text:span text:style-name="T2">mysh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BUTTERFLY |(KCP FUNG-FU MIX)</text:p>
          </table:table-cell>
          <table:table-cell office:value-type="string">
            <text:p>SMILE.dk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but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LET'S GET DOWN |(MO-FUNK MIX)</text:p>
          </table:table-cell>
          <table:table-cell office:value-type="string">
            <text:p>JT PLAYAZ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lets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IT'S A PARTY</text:p>
          </table:table-cell>
          <table:table-cell office:value-type="string">
            <text:p>BASTAMIKE &amp; RASHAD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itsa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TOGETHER FOREVER</text:p>
          </table:table-cell>
          <table:table-cell office:value-type="string">
            <text:p>CYDNEY D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toge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jane jana</text:p>
          </table:table-cell>
          <table:table-cell table:style-name="ce12" office:value-type="string">
            <text:p>T.E.M.P.O. feat. Mohammad &amp; Emi</text:p>
          </table:table-cell>
          <table:table-cell table:number-columns-repeated="2" office:value-type="float" office:value="125">
            <text:p>125</text:p>
          </table:table-cell>
          <table:table-cell office:value-type="string">
            <text:p><text:span text:style-name="T1">DATA/mov/</text:span><text:span text:style-name="T2">indi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GET IT ALL</text:p>
          </table:table-cell>
          <table:table-cell office:value-type="string">
            <text:p>BRASS TRICKS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horn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BAILA! BAILA!</text:p>
          </table:table-cell>
          <table:table-cell office:value-type="string">
            <text:p>DANDY MINEIRO</text:p>
          </table:table-cell>
          <table:table-cell table:number-columns-repeated="2" office:value-type="float" office:value="129">
            <text:p>129</text:p>
          </table:table-cell>
          <table:table-cell office:value-type="string">
            <text:p><text:span text:style-name="T1">DATA/mov/</text:span><text:span text:style-name="T2">bail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Mobo*Moga</text:p>
          </table:table-cell>
          <table:table-cell office:value-type="string">
            <text:p>Orange Lounge</text:p>
          </table:table-cell>
          <table:table-cell table:number-columns-repeated="2" office:value-type="float" office:value="172">
            <text:p>172</text:p>
          </table:table-cell>
          <table:table-cell office:value-type="string">
            <text:p><text:span text:style-name="T1">DATA/mov/</text:span><text:span text:style-name="T2">mobo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MAD BLAST</text:p>
          </table:table-cell>
          <table:table-cell office:value-type="string">
            <text:p>THE INFECTIO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punk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Non Stop Mix Special 1</text:p>
          </table:table-cell>
          <table:table-cell office:value-type="string">
            <text:p>Non Stop Mix Special</text:p>
          </table:table-cell>
          <table:table-cell office:value-type="float" office:value="130">
            <text:p>130</text:p>
          </table:table-cell>
          <table:table-cell office:value-type="float" office:value="220">
            <text:p>220</text:p>
          </table:table-cell>
          <table:table-cell office:value-type="string">
            <text:p><text:span text:style-name="T1">DATA/mov/</text:span><text:span text:style-name="T2">boss.seq</text:span>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Man and Woman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First Love</text:p>
          </table:table-cell>
          <table:table-cell office:value-type="string">
            <text:p>CLON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7" office:value-type="string">
            <text:p>Dance With DOC</text:p>
          </table:table-cell>
          <table:table-cell table:style-name="ce13" office:value-type="string">
            <text:p>DJ DOC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Dash</text:p>
          </table:table-cell>
          <table:table-cell office:value-type="string">
            <text:p>Baek Ji Young 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Misery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ears</text:p>
          </table:table-cell>
          <table:table-cell office:value-type="string">
            <text:p>So Chan Whee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Reckless Love</text:p>
          </table:table-cell>
          <table:table-cell office:value-type="string">
            <text:p>Sechs Kie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Sea</text:p>
          </table:table-cell>
          <table:table-cell office:value-type="string">
            <text:p>UP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DOODAH! |(K.O.G. Re-edit)</text:p>
          </table:table-cell>
          <table:table-cell office:value-type="string">
            <text:p>CARTOON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UPSIDE DOWN |(Hyper Euro Mix)</text:p>
          </table:table-cell>
          <table:table-cell office:value-type="string">
            <text:p>COO CO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ups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8" office:value-type="string">
            <text:p>Buffalo Bill |(Momo Re-Edit)</text:p>
          </table:table-cell>
          <table:table-cell table:style-name="ce14" office:value-type="string">
            <text:p>ZIPPER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MEET MY FRIEND |(B4 ZA BEAT Mix)</text:p>
          </table:table-cell>
          <table:table-cell office:value-type="string">
            <text:p>EDDY HUNTINGT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TOKYO ALL READY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ok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PETIT LOVE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pet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CAT'S EYE |(Ventura Mix)</text:p>
          </table:table-cell>
          <table:table-cell office:value-type="string">
            <text:p>E-ROT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c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TOGETHER AND FOREVER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or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BOYS |(Euro Mix)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y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TUBTHUMPING |(KCP Happy Mix)</text:p>
          </table:table-cell>
          <table:table-cell office:value-type="string">
            <text:p>CHUMBAWAM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ub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BOOM BOOM DOLLAR</text:p>
          </table:table-cell>
          <table:table-cell table:style-name="ce12" office:value-type="string">
            <text:p>KING KONG &amp; D.JUNGLE GIR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om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SYNCHRONIZED LOVE</text:p>
          </table:table-cell>
          <table:table-cell office:value-type="string">
            <text:p>JOE RINO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y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EAT YOU UP |(Phat k Mix)</text:p>
          </table:table-cell>
          <table:table-cell office:value-type="string">
            <text:p>ANGIE GOL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e</text:span><text:span text:style-name="T2">at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AM DARIRAM |(B4 ZA BEAT Mix)</text:p>
          </table:table-cell>
          <table:table-cell office:value-type="string">
            <text:p>JOG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am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I WILL FOLLOW HIM</text:p>
          </table:table-cell>
          <table:table-cell office:value-type="string">
            <text:p>TAEKO + THE V.O.W.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wi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KISS KISS KISS</text:p>
          </table:table-cell>
          <table:table-cell office:value-type="string">
            <text:p>NAOKI feat.SHANT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ENTER THE DRAGON |(G'z Island Mix)</text:p>
          </table:table-cell>
          <table:table-cell office:value-type="string">
            <text:p>B3-PROJEC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ent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STAY |(Organic house Version)</text:p>
          </table:table-cell>
          <table:table-cell office:value-type="string">
            <text:p>em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VIRTUAL MIND</text:p>
          </table:table-cell>
          <table:table-cell office:value-type="string">
            <text:p>Brian Morris feat.Thom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b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9">
            <text:p>219</text:p>
          </table:table-cell>
          <table:table-cell table:style-name="ce9" office:value-type="string">
            <text:p>DO ME |(MONDO DISCO ITALO STYLE)</text:p>
          </table:table-cell>
          <table:table-cell office:value-type="string">
            <text:p>DJ MOj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om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KEEP IT GOING</text:p>
          </table:table-cell>
          <table:table-cell office:value-type="string">
            <text:p>K.Wit feat. Anthony Shoem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tg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@ |(J-SUMMER MIX)</text:p>
          </table:table-cell>
          <table:table-cell office:value-type="string">
            <text:p>RE-VEN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Kiss me all night long</text:p>
          </table:table-cell>
          <table:table-cell office:value-type="string">
            <text:p>NAOKI J-STYLE feat.MIU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a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FUNKY MODELLING</text:p>
          </table:table-cell>
          <table:table-cell office:value-type="string">
            <text:p>SPAK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un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Happy-hopper</text:p>
          </table:table-cell>
          <table:table-cell office:value-type="string">
            <text:p>ES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u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Mind Parasite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i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Quickening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qui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STAY |(Mod bouncy Version)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2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Non Stop Mix Special 2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RHYTHM AND POLICE</text:p>
          </table:table-cell>
          <table:table-cell table:style-name="ce12" office:value-type="string">
            <text:p>CJ CREW FEATURING CHRISTIAN 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hy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HOT LIMIT</text:p>
          </table:table-cell>
          <table:table-cell office:value-type="string">
            <text:p>JOHN DESI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hot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Odoru Ponpokorin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od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Junanasai</text:p>
          </table:table-cell>
          <table:table-cell office:value-type="string">
            <text:p>BAMBE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jun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BE TOGETHER</text:p>
          </table:table-cell>
          <table:table-cell office:value-type="string">
            <text:p>NI-N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et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Romance no Kamisama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m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WONDA |(SPEED K MIX)</text:p>
          </table:table-cell>
          <table:table-cell office:value-type="string">
            <text:p>M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wo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THE TWIST |(Double Pump MIX)</text:p>
          </table:table-cell>
          <table:table-cell office:value-type="string">
            <text:p>LIBERTY ALL STA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h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KICK THE CAN |(HYPER KCP MIX)</text:p>
          </table:table-cell>
          <table:table-cell office:value-type="string">
            <text:p>BUS STO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c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ABSOLUTE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abs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B4U</text:p>
          </table:table-cell>
          <table:table-cell office:value-type="string">
            <text:p>NAOK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f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XY!</text:p>
          </table:table-cell>
          <table:table-cell office:value-type="string">
            <text:p>TaQ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xy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sanctus</text:p>
          </table:table-cell>
          <table:table-cell office:value-type="string">
            <text:p>Osamu Kubo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a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Twin Bee -Generation X-</text:p>
          </table:table-cell>
          <table:table-cell office:value-type="string">
            <text:p>FinalOffs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Non Stop Special 2 |(n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 Stop Special 2 |(o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Non Stop Special 2 |(s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Non Stop Special 2 |(s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on Stop Special 2 |(tt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on Stop Special 2 |(yh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Wuv U</text:p>
          </table:table-cell>
          <table:table-cell office:value-type="string">
            <text:p>kors k</text:p>
          </table:table-cell>
          <table:table-cell table:number-columns-repeated="2" office:value-type="float" office:value="173">
            <text:p>173</text:p>
          </table:table-cell>
          <table:table-cell office:value-type="string">
            <text:p><text:span text:style-name="T1">DATA/mov/</text:span><text:span text:style-name="T2">wuvu.seq</text:span>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aisuke</text:p>
          </table:table-cell>
          <table:table-cell office:value-type="string">
            <text:p>Y&amp;Co</text:p>
          </table:table-cell>
          <table:table-cell table:number-columns-repeated="2" office:value-type="float" office:value="157">
            <text:p>157</text:p>
          </table:table-cell>
          <table:table-cell office:value-type="string">
            <text:p><text:span text:style-name="T1">DATA/mov/</text:span><text:span text:style-name="T2">dais.seq</text:span>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POSSESSION</text:p>
          </table:table-cell>
          <table:table-cell office:value-type="string">
            <text:p>TAG</text:p>
          </table:table-cell>
          <table:table-cell office:value-type="float" office:value="185">
            <text:p>185</text:p>
          </table:table-cell>
          <table:table-cell office:value-type="float" office:value="370">
            <text:p>370</text:p>
          </table:table-cell>
          <table:table-cell table:style-name="ce19" office:value-type="string">
            <text:p><text:span text:style-name="T1">DATA/mov/</text:span><text:span text:style-name="T2">poss.seq</text:span></text:p>
          </table:table-cell>
          <table:table-cell office:value-type="float" office:value="6">
            <text:p>6</text:p>
          </table:table-cell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Unreal</text:p>
          </table:table-cell>
          <table:table-cell office:value-type="string">
            <text:p>Black Rose Garde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unre.seq</text:span>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office:value-type="float" office:value="8">
            <text:p>8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M STAR |~kansai energy style~</text:p>
          </table:table-cell>
          <table:table-cell office:value-type="string">
            <text:p>Naoki for DM STAR</text:p>
          </table:table-cell>
          <table:table-cell table:number-columns-repeated="2" office:value-type="float" office:value="155">
            <text:p>155</text:p>
          </table:table-cell>
          <table:table-cell office:value-type="string">
            <text:p><text:span text:style-name="T1">DATA/mov/</text:span><text:span text:style-name="T2">dmst.seq</text:span>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7">
            <text:p>7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Dogu Ditty</text:p>
          </table:table-cell>
          <table:table-cell office:value-type="string">
            <text:p>Dp.Honda feat. MARIMO</text:p>
          </table:table-cell>
          <table:table-cell table:number-columns-repeated="2" office:value-type="float" office:value="160">
            <text:p>160</text:p>
          </table:table-cell>
          <table:table-cell table:style-name="ce19" office:value-type="string">
            <text:p><text:span text:style-name="T1">DATA/mov/mind</text:span><text:span text:style-name="T2">.seq</text:span>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8">
            <text:p>8</text:p>
          </table:table-cell>
          <table:table-cell office:value-type="float" office:value="421">
            <text:p>421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418">
            <text:p>4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NADESHIKO</text:p>
          </table:table-cell>
          <table:table-cell table:style-name="ce6" office:value-type="string">
            <text:p>red litmus</text:p>
          </table:table-cell>
          <table:table-cell table:number-columns-repeated="2" office:value-type="float" office:value="163">
            <text:p>163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SHION</text:p>
          </table:table-cell>
          <table:table-cell table:style-name="ce6" office:value-type="string">
            <text:p>DJ YOSHITAKA</text:p>
          </table:table-cell>
          <table:table-cell table:number-columns-repeated="2" office:value-type="float" office:value="179">
            <text:p>179</text:p>
          </table:table-cell>
          <table:table-cell table:style-name="ce19" office:value-type="string">
            <text:p><text:span text:style-name="T1">DATA/mov/</text:span><text:span text:style-name="T2">hotl.seq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office:value-type="string">
            <text:p>W.W.S</text:p>
          </table:table-cell>
          <table:table-cell table:number-columns-repeated="2" office:value-type="float" office:value="177">
            <text:p>177</text:p>
          </table:table-cell>
          <table:table-cell table:style-name="ce19" office:value-type="string">
            <text:p><text:span text:style-name="T1">DATA/mov/</text:span><text:span text:style-name="T2">llsb.seq</text:span></text:p>
          </table:table-cell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Caramelldansen |(Speedycake Remix);</text:p>
          </table:table-cell>
          <table:table-cell table:style-name="ce6" office:value-type="string">
            <text:p>Caramell</text:p>
          </table:table-cell>
          <table:table-cell table:number-columns-repeated="2" office:value-type="float" office:value="164">
            <text:p>164</text:p>
          </table:table-cell>
          <table:table-cell table:style-name="ce19" office:value-type="string">
            <text:p><text:span text:style-name="T1">DATA/mov/wond</text:span><text:span text:style-name="T2">.seq</text:span></text:p>
          </table:table-cell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7">
            <text:p>7</text:p>
          </table:table-cell>
          <table:table-cell office:value-type="float" office:value="421">
            <text:p>4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Unbelievable |(Sparky Remix)</text:p>
          </table:table-cell>
          <table:table-cell table:style-name="ce6" office:value-type="string">
            <text:p>jun feat. Sarah-Jane</text:p>
          </table:table-cell>
          <table:table-cell office:value-type="float" office:value="87">
            <text:p>87</text:p>
          </table:table-cell>
          <table:table-cell office:value-type="float" office:value="185">
            <text:p>185</text:p>
          </table:table-cell>
          <table:table-cell table:style-name="ce19" office:value-type="string">
            <text:p><text:span text:style-name="T1">DATA/mov/</text:span><text:span text:style-name="T2">llsb.seq</text:span>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417">
            <text:p>417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9">
            <text:p>9</text:p>
          </table:table-cell>
          <table:table-cell office:value-type="float" office:value="421">
            <text:p>42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TYCOON</text:p>
          </table:table-cell>
          <table:table-cell table:style-name="ce12" office:value-type="string">
            <text:p>SOUND HOLIC f. Nana Takahashi</text:p>
          </table:table-cell>
          <table:table-cell table:number-columns-repeated="2" office:value-type="float" office:value="170">
            <text:p>170</text:p>
          </table:table-cell>
          <table:table-cell table:style-name="ce19" office:value-type="string">
            <text:p><text:span text:style-name="T1">DATA/mov/</text:span><text:span text:style-name="T2">meal.ssq</text:span>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Yuuyake |~Fading Day~</text:p>
          </table:table-cell>
          <table:table-cell office:value-type="string">
            <text:p>JAKAZiD</text:p>
          </table:table-cell>
          <table:table-cell table:number-columns-repeated="2" office:value-type="float" office:value="174">
            <text:p>174</text:p>
          </table:table-cell>
          <table:table-cell table:style-name="ce19" office:value-type="string">
            <text:p><text:span text:style-name="T1">DATA/mov/</text:span><text:span text:style-name="T2">yuuy.seq</text:span>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office:value-type="float" office:value="8">
            <text:p>8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Non Stop Mix Special 3</text:p>
          </table:table-cell>
          <table:table-cell office:value-type="string">
            <text:p>Non Stop Mix Special</text:p>
          </table:table-cell>
          <table:table-cell table:number-columns-repeated="2" office:value-type="float" office:value="199">
            <text:p>199</text:p>
          </table:table-cell>
          <table:table-cell table:style-name="Default" office:value-type="string">
            <text:p>no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Luv To Me |~super euro version~</text:p>
          </table:table-cell>
          <table:table-cell office:value-type="string">
            <text:p>tiger YAMATO and Y&amp;Co.</text:p>
          </table:table-cell>
          <table:table-cell table:number-columns-repeated="2" office:value-type="float" office:value="160">
            <text:p>160</text:p>
          </table:table-cell>
          <table:table-cell table:style-name="ce19" office:value-type="string">
            <text:p><text:span text:style-name="T1">DATA/mov/</text:span><text:span text:style-name="T2">luv2.seq</text:span>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Night of Fire</text:p>
          </table:table-cell>
          <table:table-cell office:value-type="string">
            <text:p>NIKO</text:p>
          </table:table-cell>
          <table:table-cell table:number-columns-repeated="2" office:value-type="float" office:value="155">
            <text:p>155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FLOWER</text:p>
          </table:table-cell>
          <table:table-cell office:value-type="string">
            <text:p>DJ YOSHITAKA</text:p>
          </table:table-cell>
          <table:table-cell table:number-columns-repeated="2" office:value-type="float" office:value="173">
            <text:p>173</text:p>
          </table:table-cell>
          <table:table-cell table:style-name="ce19" office:value-type="string">
            <text:p><text:span text:style-name="T1">DATA/mov/</text:span><text:span text:style-name="T2">twin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Keep it |-AKIBA KOUBOU MIX-</text:p>
          </table:table-cell>
          <table:table-cell office:value-type="string">
            <text:p>DJ Command feat. NAGISA</text:p>
          </table:table-cell>
          <table:table-cell table:number-columns-repeated="2" office:value-type="float" office:value="166">
            <text:p>166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DYNAMITE RAVE |~super euro ver.~</text:p>
          </table:table-cell>
          <table:table-cell office:value-type="string">
            <text:p>NAOKI and Y&amp;Co.</text:p>
          </table:table-cell>
          <table:table-cell table:number-columns-repeated="2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luv2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Popteen</text:p>
          </table:table-cell>
          <table:table-cell office:value-type="string">
            <text:p>Domino</text:p>
          </table:table-cell>
          <table:table-cell table:number-columns-repeated="2" office:value-type="float" office:value="151">
            <text:p>151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Elemental Creation</text:p>
          </table:table-cell>
          <table:table-cell office:value-type="string">
            <text:p>dj TAKA meets DJ YOSHITAKA</text:p>
          </table:table-cell>
          <table:table-cell office:value-type="float" office:value="212">
            <text:p>212</text:p>
          </table:table-cell>
          <table:table-cell office:value-type="float" office:value="424">
            <text:p>424</text:p>
          </table:table-cell>
          <table:table-cell table:style-name="ce19" office:value-type="string">
            <text:p><text:span text:style-name="T1">DATA/mov/boss2</text:span><text:span text:style-name="T2">.seq</text:span></text:p>
          </table:table-cell>
          <table:table-cell office:value-type="float" office:value="6">
            <text:p>6</text:p>
          </table:table-cell>
          <table:table-cell office:value-type="float" office:value="310">
            <text:p>310</text:p>
          </table:table-cell>
          <table:table-cell office:value-type="float" office:value="9">
            <text:p>9</text:p>
          </table:table-cell>
          <table:table-cell office:value-type="float" office:value="527">
            <text:p>527</text:p>
          </table:table-cell>
          <table:table-cell table:number-columns-repeated="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5">
            <text:p>385</text:p>
          </table:table-cell>
          <table:table-cell table:style-name="ce10" office:value-type="string">
            <text:p>SUPER EURO NOW |~NONSTOP~ </text:p>
          </table:table-cell>
          <table:table-cell table:style-name="ce10" office:value-type="string">
            <text:p>MIXED BY GU TEAM </text:p>
          </table:table-cell>
          <table:table-cell table:number-columns-repeated="2" table:style-name="ce15" office:value-type="float" office:value="160">
            <text:p>16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7">
            <text:p>7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01">
            <text:p>10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Default" office:value-type="float" office:value="386">
            <text:p>386</text:p>
          </table:table-cell>
          <table:table-cell table:style-name="Default" office:value-type="string">
            <text:p>HIGH SPEED CONCLUSION</text:p>
          </table:table-cell>
          <table:table-cell office:value-type="string">
            <text:p>Ryutaro Nakahara</text:p>
          </table:table-cell>
          <table:table-cell table:style-name="ce15" office:value-type="float" office:value="183">
            <text:p>183</text:p>
          </table:table-cell>
          <table:table-cell table:style-name="ce15" office:value-type="float" office:value="185">
            <text:p>185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01">
            <text:p>10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Default" office:value-type="float" office:value="387">
            <text:p>387</text:p>
          </table:table-cell>
          <table:table-cell table:style-name="Default" office:value-type="string">
            <text:p>Xmix2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11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8">
            <text:p>388</text:p>
          </table:table-cell>
          <table:table-cell table:style-name="Default" office:value-type="string">
            <text:p>Xmix3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11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9">
            <text:p>389</text:p>
          </table:table-cell>
          <table:table-cell table:style-name="Default" office:value-type="string">
            <text:p>Xmix4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11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90">
            <text:p>390</text:p>
          </table:table-cell>
          <table:table-cell table:style-name="Default" office:value-type="string">
            <text:p>Xmix5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11" table:style-name="ce15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style-name="Default" table:number-columns-repeated="17"/>
          <table:table-cell table:number-columns-repeated="227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9/08/2013</text:date>, <text:time>05:0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9-08T05:09:28.72</dc:date>
    <meta:editing-duration>PT5H40M7S</meta:editing-duration>
    <meta:editing-cycles>42</meta:editing-cycles>
    <meta:document-statistic meta:table-count="1" meta:cell-count="1925" meta:object-count="0"/>
  </office:meta>
</office:document-meta>
</file>